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officeooo:paragraph-rsid="001f3edf"/>
    </style:style>
    <style:style style:name="T1" style:family="text">
      <style:text-properties officeooo:rsid="001b0a6d"/>
    </style:style>
    <style:style style:name="T2" style:family="text">
      <style:text-properties style:font-name="Chandas" officeooo:rsid="001f3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iver.jpg :</text:span>Photo by <text:a xlink:type="simple" xlink:href="https://unsplash.com/@jonflobrant?utm_source=unsplash&amp;utm_medium=referral&amp;utm_content=creditCopyText" text:style-name="Internet_20_link" text:visited-style-name="Visited_20_Internet_20_Link">Jon Flobrant</text:a> on <text:a xlink:type="simple" xlink:href="https://unsplash.com/s/photos/river?utm_source=unsplash&amp;utm_medium=referral&amp;utm_content=creditCopyText" text:style-name="Internet_20_link" text:visited-style-name="Visited_20_Internet_20_Link">Unsplas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loext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15:10:33.792279979</meta:creation-date>
    <meta:editing-duration>PT42S</meta:editing-duration>
    <meta:editing-cycles>2</meta:editing-cycles>
    <meta:generator>LibreOffice/6.0.7.3$Linux_X86_64 LibreOffice_project/00m0$Build-3</meta:generator>
    <dc:title>Model</dc:title>
    <dc:date>2022-03-23T15:11:16.112090941</dc:date>
    <meta:document-statistic meta:table-count="0" meta:image-count="0" meta:object-count="0" meta:page-count="1" meta:paragraph-count="1" meta:word-count="7" meta:character-count="44" meta:non-whitespace-character-count="38"/>
    <meta:template xlink:type="simple" xlink:actuate="onRequest" xlink:title="Model" xlink:href="../../../../../../home/luc/.config/libreoffice/4/user/template/Model.ott" meta:date="2022-03-23T15:10:33.257330731"/>
  </office:meta>
</office:document-meta>
</file>